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62.99mm"/>
    </style:style>
    <style:style style:name="co4" style:family="table-column">
      <style:table-column-properties fo:break-before="auto" style:column-width="53.15mm"/>
    </style:style>
    <style:style style:name="co5" style:family="table-column">
      <style:table-column-properties fo:break-before="auto" style:column-width="46.58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64.96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3.1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rror_log_sr2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predicted width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lon</text:p>
          </table:table-cell>
          <table:table-cell office:value-type="string" calcext:value-type="string">
            <text:p>Actual GPS lat</text:p>
          </table:table-cell>
          <table:table-cell office:value-type="string" calcext:value-type="string">
            <text:p>Actual GPS l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184.jpg</text:p>
          </table:table-cell>
          <table:table-cell office:value-type="string" calcext:value-type="string">
            <text:p>0002185.jpg</text:p>
          </table:table-cell>
          <table:table-cell office:value-type="float" office:value="-471.622565012524" calcext:value-type="float">
            <text:p>-471.6225650125</text:p>
          </table:table-cell>
          <table:table-cell office:value-type="float" office:value="1663.86277004849" calcext:value-type="float">
            <text:p>1663.8627700485</text:p>
          </table:table-cell>
          <table:table-cell office:value-type="float" office:value="33.8251036012377" calcext:value-type="float">
            <text:p>33.8251036012</text:p>
          </table:table-cell>
          <table:table-cell office:value-type="float" office:value="-84.447819635148" calcext:value-type="float">
            <text:p>-84.4478196351</text:p>
          </table:table-cell>
          <table:table-cell office:value-type="float" office:value="33.8402071" calcext:value-type="float">
            <text:p>33.8402071</text:p>
          </table:table-cell>
          <table:table-cell office:value-type="float" office:value="-84.4527735" calcext:value-type="float">
            <text:p>-84.4527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185.jpg</text:p>
          </table:table-cell>
          <table:table-cell office:value-type="string" calcext:value-type="string">
            <text:p>0002186.jpg</text:p>
          </table:table-cell>
          <table:table-cell office:value-type="float" office:value="20.021775130662" calcext:value-type="float">
            <text:p>20.0217751307</text:p>
          </table:table-cell>
          <table:table-cell office:value-type="float" office:value="-75.5073456636333" calcext:value-type="float">
            <text:p>-75.5073456636</text:p>
          </table:table-cell>
          <table:table-cell office:value-type="float" office:value="33.8408928894153" calcext:value-type="float">
            <text:p>33.8408928894</text:p>
          </table:table-cell>
          <table:table-cell office:value-type="float" office:value="-84.4527140780325" calcext:value-type="float">
            <text:p>-84.452714078</text:p>
          </table:table-cell>
          <table:table-cell office:value-type="float" office:value="33.8402071" calcext:value-type="float">
            <text:p>33.8402071</text:p>
          </table:table-cell>
          <table:table-cell office:value-type="float" office:value="-84.4527735" calcext:value-type="float">
            <text:p>-84.4527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186.jpg</text:p>
          </table:table-cell>
          <table:table-cell office:value-type="string" calcext:value-type="string">
            <text:p>0002187.jpg</text:p>
          </table:table-cell>
          <table:table-cell office:value-type="float" office:value="5.00645927088433" calcext:value-type="float">
            <text:p>5.0064592709</text:p>
          </table:table-cell>
          <table:table-cell office:value-type="float" office:value="-23.9005257216551" calcext:value-type="float">
            <text:p>-23.9005257217</text:p>
          </table:table-cell>
          <table:table-cell office:value-type="float" office:value="33.8404292990487" calcext:value-type="float">
            <text:p>33.840429299</text:p>
          </table:table-cell>
          <table:table-cell office:value-type="float" office:value="-84.4526196718267" calcext:value-type="float">
            <text:p>-84.4526196718</text:p>
          </table:table-cell>
          <table:table-cell office:value-type="float" office:value="33.8402071" calcext:value-type="float">
            <text:p>33.8402071</text:p>
          </table:table-cell>
          <table:table-cell office:value-type="float" office:value="-84.4527735" calcext:value-type="float">
            <text:p>-84.4527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187.jpg</text:p>
          </table:table-cell>
          <table:table-cell office:value-type="string" calcext:value-type="string">
            <text:p>0002188.jpg</text:p>
          </table:table-cell>
          <table:table-cell office:value-type="float" office:value="-0.225362674309057" calcext:value-type="float">
            <text:p>-0.2253626743</text:p>
          </table:table-cell>
          <table:table-cell office:value-type="float" office:value="-3.0462762761546" calcext:value-type="float">
            <text:p>-3.0462762762</text:p>
          </table:table-cell>
          <table:table-cell office:value-type="float" office:value="33.8402372799013" calcext:value-type="float">
            <text:p>33.8402372799</text:p>
          </table:table-cell>
          <table:table-cell office:value-type="float" office:value="-84.4526748191376" calcext:value-type="float">
            <text:p>-84.4526748191</text:p>
          </table:table-cell>
          <table:table-cell office:value-type="float" office:value="33.8402071" calcext:value-type="float">
            <text:p>33.8402071</text:p>
          </table:table-cell>
          <table:table-cell office:value-type="float" office:value="-84.4527735" calcext:value-type="float">
            <text:p>-84.4527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188.jpg</text:p>
          </table:table-cell>
          <table:table-cell office:value-type="string" calcext:value-type="string">
            <text:p>0002189.jpg</text:p>
          </table:table-cell>
          <table:table-cell office:value-type="float" office:value="0.434197216304546" calcext:value-type="float">
            <text:p>0.4341972163</text:p>
          </table:table-cell>
          <table:table-cell office:value-type="float" office:value="0.888355951073308" calcext:value-type="float">
            <text:p>0.8883559511</text:p>
          </table:table-cell>
          <table:table-cell office:value-type="float" office:value="33.8401912852566" calcext:value-type="float">
            <text:p>33.8401912853</text:p>
          </table:table-cell>
          <table:table-cell office:value-type="float" office:value="-84.4527352435708" calcext:value-type="float">
            <text:p>-84.4527352436</text:p>
          </table:table-cell>
          <table:table-cell office:value-type="float" office:value="33.8402071" calcext:value-type="float">
            <text:p>33.8402071</text:p>
          </table:table-cell>
          <table:table-cell office:value-type="float" office:value="-84.4527735" calcext:value-type="float">
            <text:p>-84.4527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189.jpg</text:p>
          </table:table-cell>
          <table:table-cell office:value-type="string" calcext:value-type="string">
            <text:p>0002190.jpg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22:07:35.027182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22:07:58.772771845</dc:date>
    <meta:editing-duration>PT21M17S</meta:editing-duration>
    <meta:editing-cycles>3</meta:editing-cycles>
    <meta:generator>LibreOffice/5.1.6.2$Linux_X86_64 LibreOffice_project/10m0$Build-2</meta:generator>
    <meta:document-statistic meta:table-count="1" meta:cell-count="50" meta:object-count="0"/>
  </office:meta>
</office:document-meta>
</file>